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eeting with Mark and Joanne October 25, 2007 1:30 PM</text:p>
      <text:p text:style-name="Standard"/>
      <text:p text:style-name="Standard"/>
      <text:list text:style-name="L1">
        <text:list-item>
          <text:p text:style-name="P1">4 stranded, single layer, antiparallel identical faced GAGAGAGA aggregated system (AP2FACE): trajectory of this system with inositols contains a single dissolvation of strands event from 71 ns to 72 ns. <text:s/>Double check entire trajectory, was there another such event?</text:p>
        </text:list-item>
        <text:list-item>
          <text:p text:style-name="P1">AP1FACE system : check again at 51-52ns, was there an dissociation event?</text:p>
        </text:list-item>
        <text:list-item>
          <text:p text:style-name="P1">Idea to create infinitely stacked sheets came from the fact that single layered parallel GAGAGAGA sheet appears to be stable in vacuo for 20 ps (folds neatly into a stacked U shape); <text:s/>Also, stacked 4 stranded GAGAGAGA AP2F (finite) in water is stable for at least 3 ns and only the strands at the ends of the sheets are peeling off. <text:s/>Perhaps making these sheets infinite through periodic boundary conditions could create a stable beta sheet in water ?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Questions:</text:p>
      <text:p text:style-name="Standard"/>
      <text:list text:style-name="L2">
        <text:list-item>
          <text:p text:style-name="P2">What other structures do inositol interact with? Do they also interact with beta barrels?</text:p>
        </text:list-item>
        <text:list-item>
          <text:p text:style-name="P2">Moving on to model Abeta. What type of ions to use with Abeta peptides?</text:p>
        </text:list-item>
        <text:list-item>
          <text:p text:style-name="P2">Discuss modelling of the peptide G L M V G G V V I A and the fact that there is a crystal structure of GGVVIA (Eisenberg, 2007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7-10-25T01:44:22</meta:creation-date>
    <dc:date>2007-10-25T02:34:26</dc:date>
    <dc:language>en-US</dc:language>
    <meta:editing-cycles>3</meta:editing-cycles>
    <meta:editing-duration>PT4M3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8" meta:word-count="196" meta:character-count="1139"/>
  </office:meta>
</office:document-meta>
</file>